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147">
            <text:p>4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">
            <text:p>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3">
            <text:p>79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4">
            <text:p>3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5">
            <text:p>1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26">
            <text:p>49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6">
            <text:p>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23">
            <text:p>14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5">
            <text:p>1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4">
            <text:p>1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7">
            <text:p>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845">
            <text:p>8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122">
            <text:p>8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5899">
            <text:p>5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55">
            <text:p>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49">
            <text:p>10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7">
            <text:p>3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0">
            <text:p>7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0">
            <text:p>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3">
            <text:p>5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557">
            <text:p>12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082">
            <text:p>80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90">
            <text:p>249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5">
            <text:p>1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661">
            <text:p>6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76">
            <text:p>8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25">
            <text:p>2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44">
            <text:p>1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76">
            <text:p>1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206">
            <text:p>32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15">
            <text:p>4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358">
            <text:p>3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6">
            <text:p>2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00">
            <text:p>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10">
            <text:p>6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5">
            <text:p>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1">
            <text:p>7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2">
            <text:p>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0">
            <text:p>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03">
            <text:p>18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5857">
            <text:p>258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70">
            <text:p>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63">
            <text:p>63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47">
            <text:p>47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80">
            <text:p>2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0">
            <text:p>28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3">
            <text:p>14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80">
            <text:p>2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